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EE0000017355AF74DC82E5809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4.834cm"/>
    </style:style>
    <style:style style:name="gr2" style:family="graphic" style:parent-style-name="standard">
      <style:graphic-properties draw:fill-color="#ef413d" draw:textarea-horizontal-align="justify" draw:textarea-vertical-align="middle" draw:auto-grow-height="false" fo:min-height="3.56cm" fo:min-width="4.834cm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3.56cm" fo:min-width="4.834cm"/>
    </style:style>
    <style:style style:name="gr4" style:family="graphic" style:parent-style-name="standard">
      <style:graphic-properties draw:fill-color="#fff685" draw:textarea-horizontal-align="justify" draw:textarea-vertical-align="middle" draw:auto-grow-height="false" fo:min-height="3.56cm" fo:min-width="4.834cm"/>
    </style:style>
    <style:style style:name="gr5" style:family="graphic" style:parent-style-name="standard">
      <style:graphic-properties draw:fill-color="#0d1f63" draw:textarea-horizontal-align="justify" draw:textarea-vertical-align="middle" draw:auto-grow-height="false" fo:min-height="3.56cm" fo:min-width="4.834cm"/>
    </style:style>
    <style:style style:name="gr6" style:family="graphic" style:parent-style-name="standard">
      <style:graphic-properties draw:fill-color="#512480" draw:textarea-horizontal-align="justify" draw:textarea-vertical-align="middle" draw:auto-grow-height="false" fo:min-height="3.56cm" fo:min-width="4.834cm"/>
    </style:style>
    <style:style style:name="gr7" style:family="graphic" style:parent-style-name="standard">
      <style:graphic-properties draw:fill-color="#fcd4d1" draw:textarea-horizontal-align="justify" draw:textarea-vertical-align="middle" draw:auto-grow-height="false" fo:min-height="3.56cm" fo:min-width="4.834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ef413d"/>
      <style:paragraph-properties fo:text-align="center"/>
    </style:style>
    <style:style style:name="P3" style:family="paragraph">
      <loext:graphic-properties draw:fill-color="#00a65d"/>
      <style:paragraph-properties fo:text-align="center"/>
    </style:style>
    <style:style style:name="P4" style:family="paragraph">
      <loext:graphic-properties draw:fill-color="#fff685"/>
      <style:paragraph-properties fo:text-align="center"/>
    </style:style>
    <style:style style:name="P5" style:family="paragraph">
      <loext:graphic-properties draw:fill-color="#0d1f63"/>
      <style:paragraph-properties fo:text-align="center"/>
    </style:style>
    <style:style style:name="P6" style:family="paragraph">
      <loext:graphic-properties draw:fill-color="#512480"/>
      <style:paragraph-properties fo:text-align="center"/>
      <style:text-properties fo:background-color="#fff200"/>
    </style:style>
    <style:style style:name="P7" style:family="paragraph">
      <loext:graphic-properties draw:fill-color="#fcd4d1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3.81cm" svg:x="1.635cm" svg:y="1.889cm">
          <text:p text:style-name="P1">Workspace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3.81cm" svg:x="7.477cm" svg:y="1.889cm">
          <text:p text:style-name="P1">Workspace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3.81cm" svg:x="13.446cm" svg:y="1.889cm">
          <text:p text:style-name="P1">Workspace 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3.81cm" svg:x="1.635cm" svg:y="6.334cm">
          <text:p text:style-name="P1">Workspace 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3.81cm" svg:x="7.477cm" svg:y="6.334cm">
          <text:p text:style-name="P1">Workspace 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3.81cm" svg:x="13.446cm" svg:y="6.334cm">
          <text:p text:style-name="P1">Workspace 6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2" draw:layer="layout" svg:width="5.334cm" svg:height="3.81cm" svg:x="1.636cm" svg:y="1.89cm">
          <text:p text:style-name="P1">FE testing 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34cm" svg:height="3.81cm" svg:x="7.478cm" svg:y="1.89cm">
          <text:p text:style-name="P1">write/test cod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334cm" svg:height="3.81cm" svg:x="13.447cm" svg:y="1.89cm">
          <text:p text:style-name="P1">Company</text:p>
          <text:p text:style-name="P1">communication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334cm" svg:height="3.81cm" svg:x="1.636cm" svg:y="6.335cm">
          <text:p text:style-name="P1">Server stuff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34cm" svg:height="3.81cm" svg:x="7.478cm" svg:y="6.335cm">
          <text:p text:style-name="P1">personal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334cm" svg:height="3.81cm" svg:x="13.447cm" svg:y="6.335cm">
          <text:p text:style-name="P1">Other 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" draw:text-style-name="P2" draw:layer="layout" svg:width="5.334cm" svg:height="3.81cm" svg:x="1.637cm" svg:y="1.891cm">
          <text:p text:style-name="P1">Bedroom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34cm" svg:height="3.81cm" svg:x="7.479cm" svg:y="1.891cm">
          <text:p text:style-name="P1">Kitche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334cm" svg:height="3.81cm" svg:x="13.448cm" svg:y="1.891cm">
          <text:p text:style-name="P1">Living room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34cm" svg:height="3.81cm" svg:x="7.479cm" svg:y="6.336cm">
          <text:p text:style-name="P1">Bedroom 2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334cm" svg:height="3.81cm" svg:x="13.448cm" svg:y="6.336cm">
          <text:p text:style-name="P1">Storage room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334cm" svg:height="3.81cm" svg:x="1.635cm" svg:y="6.334cm">
          <text:p text:style-name="P1">Bathroom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2" draw:text-style-name="P2" draw:layer="layout" svg:width="5.334cm" svg:height="3.81cm" svg:x="1.638cm" svg:y="1.892cm">
          <text:p text:style-name="P1">WindBtn 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34cm" svg:height="3.81cm" svg:x="7.48cm" svg:y="1.892cm">
          <text:p text:style-name="P1">WindBtn 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334cm" svg:height="3.81cm" svg:x="13.449cm" svg:y="1.892cm">
          <text:p text:style-name="P1">WindBtn 3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34cm" svg:height="3.81cm" svg:x="7.48cm" svg:y="6.337cm">
          <text:p text:style-name="P1">WindBtn 9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334cm" svg:height="3.81cm" svg:x="13.449cm" svg:y="6.337cm">
          <text:p text:style-name="P1">WindBtn 0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334cm" svg:height="3.81cm" svg:x="1.636cm" svg:y="6.335cm">
          <text:p text:style-name="P1">WindBtn 8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8" draw:text-style-name="P1" draw:layer="layout" svg:width="18.999cm" svg:height="7.006cm" svg:x="1.254cm" svg:y="1.36cm">
          <draw:image xlink:href="Pictures/10000000000003EE0000017355AF74DC82E58098.jpg" xlink:type="simple" xlink:show="embed" xlink:actuate="onLoad">
            <text:p/>
          </draw:image>
        </draw:frame>
      </draw:page>
      <draw:page draw:name="page6" draw:style-name="dp1" draw:master-page-name="Default">
        <draw:custom-shape draw:style-name="gr1" draw:text-style-name="P1" draw:layer="layout" svg:width="5.334cm" svg:height="3.81cm" svg:x="1.636cm" svg:y="1.89cm">
          <text:p text:style-name="P1">Workspace 1</text:p>
          <text:p text:style-name="P1"/>
          <text:p text:style-name="P1"><text:span text:style-name="T1">Numkey 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3.81cm" svg:x="7.478cm" svg:y="1.89cm">
          <text:p text:style-name="P1">Workspace 2</text:p>
          <text:p text:style-name="P1"/>
          <text:p text:style-name="P1"><text:span text:style-name="T2">Numkey 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3.81cm" svg:x="13.447cm" svg:y="1.89cm">
          <text:p text:style-name="P1">Workspace 3</text:p>
          <text:p text:style-name="P1"/>
          <text:p text:style-name="P1"><text:span text:style-name="T1">Numkey 9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3.81cm" svg:x="1.636cm" svg:y="6.335cm">
          <text:p text:style-name="P1">Workspace 4</text:p>
          <text:p text:style-name="P1"/>
          <text:p text:style-name="P1"><text:span text:style-name="T2">Numkey 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3.81cm" svg:x="7.477cm" svg:y="6.334cm">
          <text:p text:style-name="P1">Workspace 5</text:p>
          <text:p text:style-name="P1"/>
          <text:p text:style-name="P1"><text:span text:style-name="T2">Numkey 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3.81cm" svg:x="13.447cm" svg:y="6.335cm">
          <text:p text:style-name="P1">Workspace 6</text:p>
          <text:p text:style-name="P1"/>
          <text:p text:style-name="P1"><text:span text:style-name="T2">Numkey 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3.81cm" svg:x="1.635cm" svg:y="10.779cm">
          <text:p text:style-name="P1">Workspace 7</text:p>
          <text:p text:style-name="P1"/>
          <text:p text:style-name="P1"><text:span text:style-name="T2">Numkey 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3.81cm" svg:x="7.477cm" svg:y="10.779cm">
          <text:p text:style-name="P1">Workspace 8</text:p>
          <text:p text:style-name="P1"/>
          <text:p text:style-name="P1"><text:span text:style-name="T2">Numkey 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3.81cm" svg:x="13.446cm" svg:y="10.779cm">
          <text:p text:style-name="P1">Workspace 9</text:p>
          <text:p text:style-name="P1"/>
          <text:p text:style-name="P1"><text:span text:style-name="T2">Numkey 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2T03:25:02.652774491</meta:creation-date>
    <meta:editing-duration>PT1H1M23S</meta:editing-duration>
    <meta:editing-cycles>6</meta:editing-cycles>
    <meta:generator>LibreOffice/6.0.7.3$Linux_X86_64 LibreOffice_project/00m0$Build-3</meta:generator>
    <dc:date>2019-02-22T06:41:36.555855175</dc:date>
    <meta:document-statistic meta:object-count="34"/>
  </office:meta>
</office:document-meta>
</file>